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71.1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19.5pt"/>
    </style:style>
    <style:style style:name="co10" style:family="table-column">
      <style:table-column-properties fo:break-before="auto" style:column-width="753.8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</office:automatic-styles>
  <office:body>
    <office:spreadsheet>
      <table:calculation-settings table:automatic-find-labels="false"/>
      <table:table table:name="TCF11::MafG_analys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DR q-value</text:p>
          </table:table-cell>
          <table:table-cell office:value-type="string" calcext:value-type="string">
            <text:p>Enrich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:1901998</text:p>
          </table:table-cell>
          <table:table-cell office:value-type="string" calcext:value-type="string">
            <text:p>toxin transport</text:p>
          </table:table-cell>
          <table:table-cell office:value-type="float" office:value="0.0000458" calcext:value-type="float">
            <text:p>0.0000458</text:p>
          </table:table-cell>
          <table:table-cell office:value-type="float" office:value="0.652" calcext:value-type="float">
            <text:p>0.652</text:p>
          </table:table-cell>
          <table:table-cell office:value-type="float" office:value="12.46" calcext:value-type="float">
            <text:p>12.46</text:p>
          </table:table-cell>
          <table:table-cell office:value-type="float" office:value="13954" calcext:value-type="float">
            <text:p>13954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NRP1 <text:s/>- <text:s/>neuropilin 1, ATP6V0A1 <text:s/>- <text:s/>atpase, h+ transporting, lysosomal v0 subunit a1, ANTXR2 <text:s/>- <text:s/>anthrax toxin receptor 2, CD274 <text:s/>- <text:s/>cd274 molecule, ARID1A <text:s/>- <text:s/>at rich interactive domain 1a (swi-like)]</text:p>
          </table:table-cell>
        </table:table-row>
        <table:table-row table:style-name="ro1">
          <table:table-cell office:value-type="string" calcext:value-type="string">
            <text:p>GO:0038061</text:p>
          </table:table-cell>
          <table:table-cell office:value-type="string" calcext:value-type="string">
            <text:p>NIK/NF-kappaB signaling</text:p>
          </table:table-cell>
          <table:table-cell office:value-type="float" office:value="0.0000512" calcext:value-type="float">
            <text:p>0.0000512</text:p>
          </table:table-cell>
          <table:table-cell office:value-type="float" office:value="0.364" calcext:value-type="float">
            <text:p>0.364</text:p>
          </table:table-cell>
          <table:table-cell office:value-type="float" office:value="9.02" calcext:value-type="float">
            <text:p>9.02</text:p>
          </table:table-cell>
          <table:table-cell office:value-type="float" office:value="13954" calcext:value-type="float">
            <text:p>13954</text:p>
          </table:table-cell>
          <table:table-cell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02478</text:p>
          </table:table-cell>
          <table:table-cell office:value-type="string" calcext:value-type="string">
            <text:p>antigen processing and presentation of exogenous peptide antigen</text:p>
          </table:table-cell>
          <table:table-cell office:value-type="float" office:value="0.0000525" calcext:value-type="float">
            <text:p>0.0000525</text:p>
          </table:table-cell>
          <table:table-cell office:value-type="float" office:value="0.249" calcext:value-type="float">
            <text:p>0.249</text:p>
          </table:table-cell>
          <table:table-cell office:value-type="float" office:value="6.07" calcext:value-type="float">
            <text:p>6.07</text:p>
          </table:table-cell>
          <table:table-cell office:value-type="float" office:value="13954" calcext:value-type="float">
            <text:p>13954</text:p>
          </table:table-cell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PSMD13 <text:s/>- <text:s/>proteasome (prosome, macropain) 26s subunit, non-atpase, 13, DYNC1I2 <text:s/>- <text:s/>dynein, cytoplasmic 1, intermediate chain 2, PSMA6 <text:s/>- <text:s/>proteasome (prosome, macropain) subunit, alpha type, 6, AP1G1 <text:s/>- <text:s/>adaptor-related protein complex 1, gamma 1 subunit, PSMA5 <text:s/>- <text:s/>proteasome (prosome, macropain) subunit, alpha type, 5, CANX <text:s/>- <text:s/>calnexin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48002</text:p>
          </table:table-cell>
          <table:table-cell office:value-type="string" calcext:value-type="string">
            <text:p>antigen processing and presentation of peptide antigen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0.238" calcext:value-type="float">
            <text:p>0.238</text:p>
          </table:table-cell>
          <table:table-cell office:value-type="float" office:value="5.86" calcext:value-type="float">
            <text:p>5.86</text:p>
          </table:table-cell>
          <table:table-cell office:value-type="float" office:value="13954" calcext:value-type="float">
            <text:p>13954</text:p>
          </table:table-cell>
          <table:table-cell office:value-type="float" office:value="119" calcext:value-type="float">
            <text:p>119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PSMD13 <text:s/>- <text:s/>proteasome (prosome, macropain) 26s subunit, non-atpase, 13, DYNC1I2 <text:s/>- <text:s/>dynein, cytoplasmic 1, intermediate chain 2, PSMA6 <text:s/>- <text:s/>proteasome (prosome, macropain) subunit, alpha type, 6, AP1G1 <text:s/>- <text:s/>adaptor-related protein complex 1, gamma 1 subunit, PSMA5 <text:s/>- <text:s/>proteasome (prosome, macropain) subunit, alpha type, 5, CANX <text:s/>- <text:s/>calnexin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02474</text:p>
          </table:table-cell>
          <table:table-cell office:value-type="string" calcext:value-type="string">
            <text:p>antigen processing and presentation of peptide antigen via MHC class I</text:p>
          </table:table-cell>
          <table:table-cell office:value-type="float" office:value="0.0000682" calcext:value-type="float">
            <text:p>0.0000682</text:p>
          </table:table-cell>
          <table:table-cell office:value-type="float" office:value="0.194" calcext:value-type="float">
            <text:p>0.194</text:p>
          </table:table-cell>
          <table:table-cell office:value-type="float" office:value="8.58" calcext:value-type="float">
            <text:p>8.58</text:p>
          </table:table-cell>
          <table:table-cell office:value-type="float" office:value="13954" calcext:value-type="float">
            <text:p>13954</text:p>
          </table:table-cell>
          <table:table-cell office:value-type="float" office:value="61" calcext:value-type="float">
            <text:p>61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CANX <text:s/>- <text:s/>calnexin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19884</text:p>
          </table:table-cell>
          <table:table-cell office:value-type="string" calcext:value-type="string">
            <text:p>antigen processing and presentation of exogenous antigen</text:p>
          </table:table-cell>
          <table:table-cell office:value-type="float" office:value="0.0000711" calcext:value-type="float">
            <text:p>0.0000711</text:p>
          </table:table-cell>
          <table:table-cell office:value-type="float" office:value="0.169" calcext:value-type="float">
            <text:p>0.169</text:p>
          </table:table-cell>
          <table:table-cell office:value-type="float" office:value="5.81" calcext:value-type="float">
            <text:p>5.81</text:p>
          </table:table-cell>
          <table:table-cell office:value-type="float" office:value="13954" calcext:value-type="float">
            <text:p>13954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PSMD13 <text:s/>- <text:s/>proteasome (prosome, macropain) 26s subunit, non-atpase, 13, DYNC1I2 <text:s/>- <text:s/>dynein, cytoplasmic 1, intermediate chain 2, PSMA6 <text:s/>- <text:s/>proteasome (prosome, macropain) subunit, alpha type, 6, AP1G1 <text:s/>- <text:s/>adaptor-related protein complex 1, gamma 1 subunit, PSMA5 <text:s/>- <text:s/>proteasome (prosome, macropain) subunit, alpha type, 5, CANX <text:s/>- <text:s/>calnexin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31146</text:p>
          </table:table-cell>
          <table:table-cell office:value-type="string" calcext:value-type="string">
            <text:p>SCF-dependent proteasomal ubiquitin-dependent protein catabolic process</text:p>
          </table:table-cell>
          <table:table-cell office:value-type="float" office:value="0.0000748" calcext:value-type="float">
            <text:p>0.0000748</text:p>
          </table:table-cell>
          <table:table-cell office:value-type="float" office:value="0.152" calcext:value-type="float">
            <text:p>0.152</text:p>
          </table:table-cell>
          <table:table-cell office:value-type="float" office:value="8.44" calcext:value-type="float">
            <text:p>8.44</text:p>
          </table:table-cell>
          <table:table-cell office:value-type="float" office:value="13954" calcext:value-type="float">
            <text:p>13954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10976</text:p>
          </table:table-cell>
          <table:table-cell office:value-type="string" calcext:value-type="string">
            <text:p>positive regulation of neuron projection development</text:p>
          </table:table-cell>
          <table:table-cell office:value-type="float" office:value="0.0000872" calcext:value-type="float">
            <text:p>0.0000872</text:p>
          </table:table-cell>
          <table:table-cell office:value-type="float" office:value="0.155" calcext:value-type="float">
            <text:p>0.155</text:p>
          </table:table-cell>
          <table:table-cell office:value-type="float" office:value="4.45" calcext:value-type="float">
            <text:p>4.45</text:p>
          </table:table-cell>
          <table:table-cell office:value-type="float" office:value="13954" calcext:value-type="float">
            <text:p>13954</text:p>
          </table:table-cell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ZMYND8 <text:s/>- <text:s/>zinc finger, mynd-type containing 8, NRP1 <text:s/>- <text:s/>neuropilin 1, PAFAH1B1 <text:s/>- <text:s/>platelet-activating factor acetylhydrolase 1b, regulatory subunit 1 (45kda), SYT2 <text:s/>- <text:s/>synaptotagmin ii, CPEB1 <text:s/>- <text:s/>cytoplasmic polyadenylation element binding protein 1, RIMS2 <text:s/>- <text:s/>regulating synaptic membrane exocytosis 2, WNT3 <text:s/>- <text:s/>wingless-type mmtv integration site family, member 3, LRP8 <text:s/>- <text:s/>low density lipoprotein receptor-related protein 8, apolipoprotein e receptor, IL6 <text:s/>- <text:s/>interleukin 6 (interferon, beta 2), STMN2 <text:s/>- <text:s/>stathmin-like 2]</text:p>
          </table:table-cell>
        </table:table-row>
        <table:table-row table:style-name="ro1">
          <table:table-cell office:value-type="string" calcext:value-type="string">
            <text:p>GO:0051437</text:p>
          </table:table-cell>
          <table:table-cell office:value-type="string" calcext:value-type="string">
            <text:p>positive regulation of ubiquitin-protein ligase activity involved in regulation of mitotic cell cycle transition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169" calcext:value-type="float">
            <text:p>0.169</text:p>
          </table:table-cell>
          <table:table-cell office:value-type="float" office:value="7.93" calcext:value-type="float">
            <text:p>7.93</text:p>
          </table:table-cell>
          <table:table-cell office:value-type="float" office:value="13954" calcext:value-type="float">
            <text:p>13954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10972</text:p>
          </table:table-cell>
          <table:table-cell office:value-type="string" calcext:value-type="string">
            <text:p>negative regulation of G2/M transition of mitotic cell cycle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179" calcext:value-type="float">
            <text:p>0.179</text:p>
          </table:table-cell>
          <table:table-cell office:value-type="float" office:value="7.7" calcext:value-type="float">
            <text:p>7.7</text:p>
          </table:table-cell>
          <table:table-cell office:value-type="float" office:value="13954" calcext:value-type="float">
            <text:p>13954</text:p>
          </table:table-cell>
          <table:table-cell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1902750</text:p>
          </table:table-cell>
          <table:table-cell office:value-type="string" calcext:value-type="string">
            <text:p>negative regulation of cell cycle G2/M phase transition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192" calcext:value-type="float">
            <text:p>0.192</text:p>
          </table:table-cell>
          <table:table-cell office:value-type="float" office:value="7.48" calcext:value-type="float">
            <text:p>7.48</text:p>
          </table:table-cell>
          <table:table-cell office:value-type="float" office:value="13954" calcext:value-type="float">
            <text:p>13954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06511</text:p>
          </table:table-cell>
          <table:table-cell office:value-type="string" calcext:value-type="string">
            <text:p>ubiquitin-dependent protein catabolic process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187" calcext:value-type="float">
            <text:p>0.187</text:p>
          </table:table-cell>
          <table:table-cell office:value-type="float" office:value="3.32" calcext:value-type="float">
            <text:p>3.32</text:p>
          </table:table-cell>
          <table:table-cell office:value-type="float" office:value="13954" calcext:value-type="float">
            <text:p>13954</text:p>
          </table:table-cell>
          <table:table-cell office:value-type="float" office:value="342" calcext:value-type="float">
            <text:p>342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USP14 <text:s/>- <text:s/>ubiquitin specific peptidase 14 (trna-guanine transglycosylase), PSMD13 <text:s/>- <text:s/>proteasome (prosome, macropain) 26s subunit, non-atpase, 13, USP10 <text:s/>- <text:s/>ubiquitin specific peptidase 10, PSMA6 <text:s/>- <text:s/>proteasome (prosome, macropain) subunit, alpha type, 6, PSMA5 <text:s/>- <text:s/>proteasome (prosome, macropain) subunit, alpha type, 5, SKP1 <text:s/>- <text:s/>s-phase kinase-associated protein 1, RFFL <text:s/>- <text:s/>ring finger and fyve-like domain containing e3 ubiquitin protein ligase, RNF222 <text:s/>- <text:s/>ring finger protein 222, PSMB7 <text:s/>- <text:s/>proteasome (prosome, macropain) subunit, beta type, 7, ADRM1 <text:s/>- <text:s/>adhesion regulating molecule 1, VCP <text:s/>- <text:s/>valosin containing protein, PSMA2 <text:s/>- <text:s/>proteasome (prosome, macropain) subunit, alpha type, 2, RNF44 <text:s/>- <text:s/>ring finger protein 44]</text:p>
          </table:table-cell>
        </table:table-row>
        <table:table-row table:style-name="ro1">
          <table:table-cell office:value-type="string" calcext:value-type="string">
            <text:p>GO:0038095</text:p>
          </table:table-cell>
          <table:table-cell office:value-type="string" calcext:value-type="string">
            <text:p>Fc-epsilon receptor signaling pathway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186" calcext:value-type="float">
            <text:p>0.186</text:p>
          </table:table-cell>
          <table:table-cell office:value-type="float" office:value="5.99" calcext:value-type="float">
            <text:p>5.99</text:p>
          </table:table-cell>
          <table:table-cell office:value-type="float" office:value="13954" calcext:value-type="float">
            <text:p>13954</text:p>
          </table:table-cell>
          <table:table-cell office:value-type="float" office:value="102" calcext:value-type="float">
            <text:p>102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PSMD13 <text:s/>- <text:s/>proteasome (prosome, macropain) 26s subunit, non-atpase, 13, GAB2 <text:s/>- <text:s/>grb2-associated binding protein 2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19941</text:p>
          </table:table-cell>
          <table:table-cell office:value-type="string" calcext:value-type="string">
            <text:p>modification-dependent protein catabolic process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18" calcext:value-type="float">
            <text:p>0.18</text:p>
          </table:table-cell>
          <table:table-cell office:value-type="float" office:value="3.28" calcext:value-type="float">
            <text:p>3.28</text:p>
          </table:table-cell>
          <table:table-cell office:value-type="float" office:value="13954" calcext:value-type="float">
            <text:p>13954</text:p>
          </table:table-cell>
          <table:table-cell office:value-type="float" office:value="346" calcext:value-type="float">
            <text:p>346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USP14 <text:s/>- <text:s/>ubiquitin specific peptidase 14 (trna-guanine transglycosylase), PSMD13 <text:s/>- <text:s/>proteasome (prosome, macropain) 26s subunit, non-atpase, 13, USP10 <text:s/>- <text:s/>ubiquitin specific peptidase 10, PSMA6 <text:s/>- <text:s/>proteasome (prosome, macropain) subunit, alpha type, 6, PSMA5 <text:s/>- <text:s/>proteasome (prosome, macropain) subunit, alpha type, 5, SKP1 <text:s/>- <text:s/>s-phase kinase-associated protein 1, RFFL <text:s/>- <text:s/>ring finger and fyve-like domain containing e3 ubiquitin protein ligase, RNF222 <text:s/>- <text:s/>ring finger protein 222, PSMB7 <text:s/>- <text:s/>proteasome (prosome, macropain) subunit, beta type, 7, ADRM1 <text:s/>- <text:s/>adhesion regulating molecule 1, VCP <text:s/>- <text:s/>valosin containing protein, PSMA2 <text:s/>- <text:s/>proteasome (prosome, macropain) subunit, alpha type, 2, RNF44 <text:s/>- <text:s/>ring finger protein 44]</text:p>
          </table:table-cell>
        </table:table-row>
        <table:table-row table:style-name="ro1">
          <table:table-cell office:value-type="string" calcext:value-type="string">
            <text:p>GO:0050852</text:p>
          </table:table-cell>
          <table:table-cell office:value-type="string" calcext:value-type="string">
            <text:p>T cell receptor signaling pathway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171" calcext:value-type="float">
            <text:p>0.171</text:p>
          </table:table-cell>
          <table:table-cell office:value-type="float" office:value="5.93" calcext:value-type="float">
            <text:p>5.93</text:p>
          </table:table-cell>
          <table:table-cell office:value-type="float" office:value="13954" calcext:value-type="float">
            <text:p>13954</text:p>
          </table:table-cell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19882</text:p>
          </table:table-cell>
          <table:table-cell office:value-type="string" calcext:value-type="string">
            <text:p>antigen processing and presentation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168" calcext:value-type="float">
            <text:p>0.168</text:p>
          </table:table-cell>
          <table:table-cell office:value-type="float" office:value="5.06" calcext:value-type="float">
            <text:p>5.06</text:p>
          </table:table-cell>
          <table:table-cell office:value-type="float" office:value="13954" calcext:value-type="float">
            <text:p>13954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PSMD13 <text:s/>- <text:s/>proteasome (prosome, macropain) 26s subunit, non-atpase, 13, DYNC1I2 <text:s/>- <text:s/>dynein, cytoplasmic 1, intermediate chain 2, PSMA6 <text:s/>- <text:s/>proteasome (prosome, macropain) subunit, alpha type, 6, AP1G1 <text:s/>- <text:s/>adaptor-related protein complex 1, gamma 1 subunit, PSMA5 <text:s/>- <text:s/>proteasome (prosome, macropain) subunit, alpha type, 5, CANX <text:s/>- <text:s/>calnexin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02479</text:p>
          </table:table-cell>
          <table:table-cell office:value-type="string" calcext:value-type="string">
            <text:p>antigen processing and presentation of exogenous peptide antigen via MHC class I, TAP-dependent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162" calcext:value-type="float">
            <text:p>0.162</text:p>
          </table:table-cell>
          <table:table-cell office:value-type="float" office:value="9.28" calcext:value-type="float">
            <text:p>9.28</text:p>
          </table:table-cell>
          <table:table-cell office:value-type="float" office:value="13954" calcext:value-type="float">
            <text:p>13954</text:p>
          </table:table-cell>
          <table:table-cell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16579</text:p>
          </table:table-cell>
          <table:table-cell office:value-type="string" calcext:value-type="string">
            <text:p>protein deubiquitination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153" calcext:value-type="float">
            <text:p>0.153</text:p>
          </table:table-cell>
          <table:table-cell office:value-type="float" office:value="4.04" calcext:value-type="float">
            <text:p>4.04</text:p>
          </table:table-cell>
          <table:table-cell office:value-type="float" office:value="13954" calcext:value-type="float">
            <text:p>13954</text:p>
          </table:table-cell>
          <table:table-cell office:value-type="float" office:value="216" calcext:value-type="float">
            <text:p>21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USP14 <text:s/>- <text:s/>ubiquitin specific peptidase 14 (trna-guanine transglycosylase), JOSD1 <text:s/>- <text:s/>josephin domain containing 1, ADRM1 <text:s/>- <text:s/>adhesion regulating molecule 1, USP10 <text:s/>- <text:s/>ubiquitin specific peptidase 10, PSMD13 <text:s/>- <text:s/>proteasome (prosome, macropain) 26s subunit, non-atpase, 13, PSMA6 <text:s/>- <text:s/>proteasome (prosome, macropain) subunit, alpha type, 6, PSMA5 <text:s/>- <text:s/>proteasome (prosome, macropain) subunit, alpha type, 5, PSMA2 <text:s/>- <text:s/>proteasome (prosome, macropain) subunit, alpha type, 2, VCP <text:s/>- <text:s/>valosin containing protein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1904668</text:p>
          </table:table-cell>
          <table:table-cell office:value-type="string" calcext:value-type="string">
            <text:p>positive regulation of ubiquitin protein ligase activity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151" calcext:value-type="float">
            <text:p>0.151</text:p>
          </table:table-cell>
          <table:table-cell office:value-type="float" office:value="7.07" calcext:value-type="float">
            <text:p>7.07</text:p>
          </table:table-cell>
          <table:table-cell office:value-type="float" office:value="13954" calcext:value-type="float">
            <text:p>13954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45666</text:p>
          </table:table-cell>
          <table:table-cell office:value-type="string" calcext:value-type="string">
            <text:p>positive regulation of neuron differentiation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145" calcext:value-type="float">
            <text:p>0.145</text:p>
          </table:table-cell>
          <table:table-cell office:value-type="float" office:value="3.69" calcext:value-type="float">
            <text:p>3.69</text:p>
          </table:table-cell>
          <table:table-cell office:value-type="float" office:value="13954" calcext:value-type="float">
            <text:p>13954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ZMYND8 <text:s/>- <text:s/>zinc finger, mynd-type containing 8, NRP1 <text:s/>- <text:s/>neuropilin 1, PAFAH1B1 <text:s/>- <text:s/>platelet-activating factor acetylhydrolase 1b, regulatory subunit 1 (45kda), SYT2 <text:s/>- <text:s/>synaptotagmin ii, CPEB1 <text:s/>- <text:s/>cytoplasmic polyadenylation element binding protein 1, RIMS2 <text:s/>- <text:s/>regulating synaptic membrane exocytosis 2, WNT3 <text:s/>- <text:s/>wingless-type mmtv integration site family, member 3, LRP8 <text:s/>- <text:s/>low density lipoprotein receptor-related protein 8, apolipoprotein e receptor, NCOA1 <text:s/>- <text:s/>nuclear receptor coactivator 1, IL6 <text:s/>- <text:s/>interleukin 6 (interferon, beta 2), STMN2 <text:s/>- <text:s/>stathmin-like 2]</text:p>
          </table:table-cell>
        </table:table-row>
        <table:table-row table:style-name="ro1">
          <table:table-cell office:value-type="string" calcext:value-type="string">
            <text:p>GO:0043632</text:p>
          </table:table-cell>
          <table:table-cell office:value-type="string" calcext:value-type="string">
            <text:p>modification-dependent macromolecule catabolic process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142" calcext:value-type="float">
            <text:p>0.142</text:p>
          </table:table-cell>
          <table:table-cell office:value-type="float" office:value="3.22" calcext:value-type="float">
            <text:p>3.22</text:p>
          </table:table-cell>
          <table:table-cell office:value-type="float" office:value="13954" calcext:value-type="float">
            <text:p>13954</text:p>
          </table:table-cell>
          <table:table-cell office:value-type="float" office:value="352" calcext:value-type="float">
            <text:p>352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USP14 <text:s/>- <text:s/>ubiquitin specific peptidase 14 (trna-guanine transglycosylase), PSMD13 <text:s/>- <text:s/>proteasome (prosome, macropain) 26s subunit, non-atpase, 13, USP10 <text:s/>- <text:s/>ubiquitin specific peptidase 10, PSMA6 <text:s/>- <text:s/>proteasome (prosome, macropain) subunit, alpha type, 6, PSMA5 <text:s/>- <text:s/>proteasome (prosome, macropain) subunit, alpha type, 5, SKP1 <text:s/>- <text:s/>s-phase kinase-associated protein 1, RFFL <text:s/>- <text:s/>ring finger and fyve-like domain containing e3 ubiquitin protein ligase, RNF222 <text:s/>- <text:s/>ring finger protein 222, PSMB7 <text:s/>- <text:s/>proteasome (prosome, macropain) subunit, beta type, 7, ADRM1 <text:s/>- <text:s/>adhesion regulating molecule 1, VCP <text:s/>- <text:s/>valosin containing protein, PSMA2 <text:s/>- <text:s/>proteasome (prosome, macropain) subunit, alpha type, 2, RNF44 <text:s/>- <text:s/>ring finger protein 44]</text:p>
          </table:table-cell>
        </table:table-row>
        <table:table-row table:style-name="ro1">
          <table:table-cell office:value-type="string" calcext:value-type="string">
            <text:p>GO:0031346</text:p>
          </table:table-cell>
          <table:table-cell office:value-type="string" calcext:value-type="string">
            <text:p>positive regulation of cell projection organization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156" calcext:value-type="float">
            <text:p>0.156</text:p>
          </table:table-cell>
          <table:table-cell office:value-type="float" office:value="3.62" calcext:value-type="float">
            <text:p>3.62</text:p>
          </table:table-cell>
          <table:table-cell office:value-type="float" office:value="13954" calcext:value-type="float">
            <text:p>13954</text:p>
          </table:table-cell>
          <table:table-cell office:value-type="float" office:value="265" calcext:value-type="float">
            <text:p>265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ZMYND8 <text:s/>- <text:s/>zinc finger, mynd-type containing 8, NRP1 <text:s/>- <text:s/>neuropilin 1, PAFAH1B1 <text:s/>- <text:s/>platelet-activating factor acetylhydrolase 1b, regulatory subunit 1 (45kda), TENM2 <text:s/>- <text:s/>teneurin transmembrane protein 2, SYT2 <text:s/>- <text:s/>synaptotagmin ii, CPEB1 <text:s/>- <text:s/>cytoplasmic polyadenylation element binding protein 1, RIMS2 <text:s/>- <text:s/>regulating synaptic membrane exocytosis 2, WNT3 <text:s/>- <text:s/>wingless-type mmtv integration site family, member 3, LRP8 <text:s/>- <text:s/>low density lipoprotein receptor-related protein 8, apolipoprotein e receptor, IL6 <text:s/>- <text:s/>interleukin 6 (interferon, beta 2), STMN2 <text:s/>- <text:s/>stathmin-like 2]</text:p>
          </table:table-cell>
        </table:table-row>
        <table:table-row table:style-name="ro1">
          <table:table-cell office:value-type="string" calcext:value-type="string">
            <text:p>GO:2000060</text:p>
          </table:table-cell>
          <table:table-cell office:value-type="string" calcext:value-type="string">
            <text:p>positive regulation of protein ubiquitination involved in ubiquitin-dependent protein catabolic process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155" calcext:value-type="float">
            <text:p>0.155</text:p>
          </table:table-cell>
          <table:table-cell office:value-type="float" office:value="6.8" calcext:value-type="float">
            <text:p>6.8</text:p>
          </table:table-cell>
          <table:table-cell office:value-type="float" office:value="13954" calcext:value-type="float">
            <text:p>13954</text:p>
          </table:table-cell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42590</text:p>
          </table:table-cell>
          <table:table-cell office:value-type="string" calcext:value-type="string">
            <text:p>antigen processing and presentation of exogenous peptide antigen via MHC class I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154" calcext:value-type="float">
            <text:p>0.154</text:p>
          </table:table-cell>
          <table:table-cell office:value-type="float" office:value="8.72" calcext:value-type="float">
            <text:p>8.72</text:p>
          </table:table-cell>
          <table:table-cell office:value-type="float" office:value="13954" calcext:value-type="float">
            <text:p>13954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70647</text:p>
          </table:table-cell>
          <table:table-cell office:value-type="string" calcext:value-type="string">
            <text:p>protein modification by small protein conjugation or removal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15" calcext:value-type="float">
            <text:p>0.15</text:p>
          </table:table-cell>
          <table:table-cell office:value-type="float" office:value="2.32" calcext:value-type="float">
            <text:p>2.32</text:p>
          </table:table-cell>
          <table:table-cell office:value-type="float" office:value="13954" calcext:value-type="float">
            <text:p>13954</text:p>
          </table:table-cell>
          <table:table-cell office:value-type="float" office:value="788" calcext:value-type="float">
            <text:p>788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JOSD1 <text:s/>- <text:s/>josephin domain containing 1, USP14 <text:s/>- <text:s/>ubiquitin specific peptidase 14 (trna-guanine transglycosylase), UBR4 <text:s/>- <text:s/>ubiquitin protein ligase e3 component n-recognin 4, USP10 <text:s/>- <text:s/>ubiquitin specific peptidase 10, PSMD13 <text:s/>- <text:s/>proteasome (prosome, macropain) 26s subunit, non-atpase, 13, ATG7 <text:s/>- <text:s/>autophagy related 7, PSMA6 <text:s/>- <text:s/>proteasome (prosome, macropain) subunit, alpha type, 6, KLHL21 <text:s/>- <text:s/>kelch-like family member 21, PSMA5 <text:s/>- <text:s/>proteasome (prosome, macropain) subunit, alpha type, 5, SKP1 <text:s/>- <text:s/>s-phase kinase-associated protein 1, BACH2 <text:s/>- <text:s/>btb and cnc homology 1, basic leucine zipper transcription factor 2, RFFL <text:s/>- <text:s/>ring finger and fyve-like domain containing e3 ubiquitin protein ligase, RNF222 <text:s/>- <text:s/>ring finger protein 222, FBXO30 <text:s/>- <text:s/>f-box protein 30, PSMB7 <text:s/>- <text:s/>proteasome (prosome, macropain) subunit, beta type, 7, MARCH7 <text:s/>- <text:s/>membrane-associated ring finger (c3hc4) 7, e3 ubiquitin protein ligase, NUP98 <text:s/>- <text:s/>nucleoporin 98kda, ADRM1 <text:s/>- <text:s/>adhesion regulating molecule 1, VCP <text:s/>- <text:s/>valosin containing protein, PSMA2 <text:s/>- <text:s/>proteasome (prosome, macropain) subunit, alpha type, 2, RNF44 <text:s/>- <text:s/>ring finger protein 44]</text:p>
          </table:table-cell>
        </table:table-row>
        <table:table-row table:style-name="ro1">
          <table:table-cell office:value-type="string" calcext:value-type="string">
            <text:p>GO:0051962</text:p>
          </table:table-cell>
          <table:table-cell office:value-type="string" calcext:value-type="string">
            <text:p>positive regulation of nervous system development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154" calcext:value-type="float">
            <text:p>0.154</text:p>
          </table:table-cell>
          <table:table-cell office:value-type="float" office:value="3.12" calcext:value-type="float">
            <text:p>3.12</text:p>
          </table:table-cell>
          <table:table-cell office:value-type="float" office:value="13954" calcext:value-type="float">
            <text:p>13954</text:p>
          </table:table-cell>
          <table:table-cell office:value-type="float" office:value="363" calcext:value-type="float">
            <text:p>363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ZMYND8 <text:s/>- <text:s/>zinc finger, mynd-type containing 8, SRPX2 <text:s/>- <text:s/>sushi-repeat containing protein, x-linked 2, WNT3 <text:s/>- <text:s/>wingless-type mmtv integration site family, member 3, NCOA1 <text:s/>- <text:s/>nuclear receptor coactivator 1, NRP1 <text:s/>- <text:s/>neuropilin 1, NRXN1 <text:s/>- <text:s/>neurexin 1, PAFAH1B1 <text:s/>- <text:s/>platelet-activating factor acetylhydrolase 1b, regulatory subunit 1 (45kda), SYT2 <text:s/>- <text:s/>synaptotagmin ii, CPEB1 <text:s/>- <text:s/>cytoplasmic polyadenylation element binding protein 1, RIMS2 <text:s/>- <text:s/>regulating synaptic membrane exocytosis 2, LRP8 <text:s/>- <text:s/>low density lipoprotein receptor-related protein 8, apolipoprotein e receptor, IL6 <text:s/>- <text:s/>interleukin 6 (interferon, beta 2), STMN2 <text:s/>- <text:s/>stathmin-like 2]</text:p>
          </table:table-cell>
        </table:table-row>
        <table:table-row table:style-name="ro1">
          <table:table-cell office:value-type="string" calcext:value-type="string">
            <text:p>GO:0006521</text:p>
          </table:table-cell>
          <table:table-cell office:value-type="string" calcext:value-type="string">
            <text:p>regulation of cellular amino acid metabolic process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151" calcext:value-type="float">
            <text:p>0.151</text:p>
          </table:table-cell>
          <table:table-cell office:value-type="float" office:value="8.55" calcext:value-type="float">
            <text:p>8.55</text:p>
          </table:table-cell>
          <table:table-cell office:value-type="float" office:value="13954" calcext:value-type="float">
            <text:p>13954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70646</text:p>
          </table:table-cell>
          <table:table-cell office:value-type="string" calcext:value-type="string">
            <text:p>protein modification by small protein removal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152" calcext:value-type="float">
            <text:p>0.152</text:p>
          </table:table-cell>
          <table:table-cell office:value-type="float" office:value="3.83" calcext:value-type="float">
            <text:p>3.83</text:p>
          </table:table-cell>
          <table:table-cell office:value-type="float" office:value="13954" calcext:value-type="float">
            <text:p>13954</text:p>
          </table:table-cell>
          <table:table-cell office:value-type="float" office:value="228" calcext:value-type="float">
            <text:p>228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USP14 <text:s/>- <text:s/>ubiquitin specific peptidase 14 (trna-guanine transglycosylase), JOSD1 <text:s/>- <text:s/>josephin domain containing 1, ADRM1 <text:s/>- <text:s/>adhesion regulating molecule 1, USP10 <text:s/>- <text:s/>ubiquitin specific peptidase 10, PSMD13 <text:s/>- <text:s/>proteasome (prosome, macropain) 26s subunit, non-atpase, 13, PSMA6 <text:s/>- <text:s/>proteasome (prosome, macropain) subunit, alpha type, 6, PSMA5 <text:s/>- <text:s/>proteasome (prosome, macropain) subunit, alpha type, 5, PSMA2 <text:s/>- <text:s/>proteasome (prosome, macropain) subunit, alpha type, 2, VCP <text:s/>- <text:s/>valosin containing protein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35729</text:p>
          </table:table-cell>
          <table:table-cell office:value-type="string" calcext:value-type="string">
            <text:p>cellular response to hepatocyte growth factor stimulus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148" calcext:value-type="float">
            <text:p>0.148</text:p>
          </table:table-cell>
          <table:table-cell office:value-type="float" office:value="21.8" calcext:value-type="float">
            <text:p>21.8</text:p>
          </table:table-cell>
          <table:table-cell office:value-type="float" office:value="13954" calcext:value-type="float">
            <text:p>13954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NRP1 <text:s/>- <text:s/>neuropilin 1, GCLM <text:s/>- <text:s/>glutamate-cysteine ligase, modifier subunit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1904666</text:p>
          </table:table-cell>
          <table:table-cell office:value-type="string" calcext:value-type="string">
            <text:p>regulation of ubiquitin protein ligase activity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147" calcext:value-type="float">
            <text:p>0.147</text:p>
          </table:table-cell>
          <table:table-cell office:value-type="float" office:value="6.54" calcext:value-type="float">
            <text:p>6.54</text:p>
          </table:table-cell>
          <table:table-cell office:value-type="float" office:value="13954" calcext:value-type="float">
            <text:p>13954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06810</text:p>
          </table:table-cell>
          <table:table-cell office:value-type="string" calcext:value-type="string">
            <text:p>transport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154" calcext:value-type="float">
            <text:p>0.154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3201" calcext:value-type="float">
            <text:p>3201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RABEP1 <text:s/>- <text:s/>rabaptin, rab gtpase binding effector protein 1, SPTA1 <text:s/>- <text:s/>spectrin, alpha, erythrocytic 1 (elliptocytosis 2), CRB1 <text:s/>- <text:s/>crumbs homolog 1 (drosophila), AP1G1 <text:s/>- <text:s/>adaptor-related protein complex 1, gamma 1 subunit, TOMM70A <text:s/>- <text:s/>translocase of outer mitochondrial membrane 70 homolog a (s. cerevisiae), GOLGA1 <text:s/>- <text:s/>golgin a1, CANX <text:s/>- <text:s/>calnexin, DSG1 <text:s/>- <text:s/>desmoglein 1, SRGN <text:s/>- <text:s/>serglycin, NCOA1 <text:s/>- <text:s/>nuclear receptor coactivator 1, CD274 <text:s/>- <text:s/>cd274 molecule, ATP1B1 <text:s/>- <text:s/>atpase, na+/k+ transporting, beta 1 polypeptide, NRP1 <text:s/>- <text:s/>neuropilin 1, CHML <text:s/>- <text:s/>choroideremia-like (rab escort protein 2), RIMS2 <text:s/>- <text:s/>regulating synaptic membrane exocytosis 2, RTN3 <text:s/>- <text:s/>reticulon 3, PSMA2 <text:s/>- <text:s/>proteasome (prosome, macropain) subunit, alpha type, 2, SLC4A4 <text:s/>- <text:s/>solute carrier family 4 (sodium bicarbonate cotransporter), member 4, KCNMA1 <text:s/>- <text:s/>potassium large conductance calcium-activated channel, subfamily m, alpha member 1, ATP6V0A1 <text:s/>- <text:s/>atpase, h+ transporting, lysosomal v0 subunit a1, PSMA6 <text:s/>- <text:s/>proteasome (prosome, macropain) subunit, alpha type, 6, PSMA5 <text:s/>- <text:s/>proteasome (prosome, macropain) subunit, alpha type, 5, CDC42SE1 <text:s/>- <text:s/>cdc42 small effector 1, BACH2 <text:s/>- <text:s/>btb and cnc homology 1, basic leucine zipper transcription factor 2, GABRA1 <text:s/>- <text:s/>gamma-aminobutyric acid (gaba) a receptor, alpha 1, SNPH <text:s/>- <text:s/>syntaphilin, SLC40A1 <text:s/>- <text:s/>solute carrier family 40 (iron-regulated transporter), member 1, PSMB7 <text:s/>- <text:s/>proteasome (prosome, macropain) subunit, beta type, 7, PAFAH1B1 <text:s/>- <text:s/>platelet-activating factor acetylhydrolase 1b, regulatory subunit 1 (45kda), ABCB6 <text:s/>- <text:s/>atp-binding cassette, sub-family b (mdr/tap), member 6, ANTXR2 <text:s/>- <text:s/>anthrax toxin receptor 2, VCP <text:s/>- <text:s/>valosin containing protein, IL6 <text:s/>- <text:s/>interleukin 6 (interferon, beta 2), UBR4 <text:s/>- <text:s/>ubiquitin protein ligase e3 component n-recognin 4, ATG7 <text:s/>- <text:s/>autophagy related 7, PSMD13 <text:s/>- <text:s/>proteasome (prosome, macropain) 26s subunit, non-atpase, 13, FGF9 <text:s/>- <text:s/>fibroblast growth factor 9, KCNE4 <text:s/>- <text:s/>potassium voltage-gated channel, isk-related family, member 4, ARID1A <text:s/>- <text:s/>at rich interactive domain 1a (swi-like), NRXN1 <text:s/>- <text:s/>neurexin 1, NUP98 <text:s/>- <text:s/>nucleoporin 98kda, SYT2 <text:s/>- <text:s/>synaptotagmin ii, CPEB1 <text:s/>- <text:s/>cytoplasmic polyadenylation element binding protein 1, AFTPH <text:s/>- <text:s/>aftiphilin, LRP8 <text:s/>- <text:s/>low density lipoprotein receptor-related protein 8, apolipoprotein e receptor, BBS9 <text:s/>- <text:s/>bardet-biedl syndrome 9, DNAJC6 <text:s/>- <text:s/>dnaj (hsp40) homolog, subfamily c, member 6, DYNC1I2 <text:s/>- <text:s/>dynein, cytoplasmic 1, intermediate chain 2, GRIK2 <text:s/>- <text:s/>glutamate receptor, ionotropic, kainate 2, KCNJ15 <text:s/>- <text:s/>potassium inwardly-rectifying channel, subfamily j, member 15, LRP1B <text:s/>- <text:s/>low density lipoprotein receptor-related protein 1b, GLIPR1 <text:s/>- <text:s/>gli pathogenesis-related 1, BCL2L1 <text:s/>- <text:s/>bcl2-like 1, IPO13 <text:s/>- <text:s/>importin 13, EPS15 <text:s/>- <text:s/>epidermal growth factor receptor pathway substrate 15, MGST1 <text:s/>- <text:s/>microsomal glutathione s-transferase 1]</text:p>
          </table:table-cell>
        </table:table-row>
        <table:table-row table:style-name="ro1">
          <table:table-cell office:value-type="string" calcext:value-type="string">
            <text:p>GO:0016192</text:p>
          </table:table-cell>
          <table:table-cell office:value-type="string" calcext:value-type="string">
            <text:p>vesicle-mediated transport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155" calcext:value-type="float">
            <text:p>0.155</text:p>
          </table:table-cell>
          <table:table-cell office:value-type="float" office:value="2.01" calcext:value-type="float">
            <text:p>2.01</text:p>
          </table:table-cell>
          <table:table-cell office:value-type="float" office:value="13954" calcext:value-type="float">
            <text:p>13954</text:p>
          </table:table-cell>
          <table:table-cell office:value-type="float" office:value="1170" calcext:value-type="float">
            <text:p>1170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UBR4 <text:s/>- <text:s/>ubiquitin protein ligase e3 component n-recognin 4, SPTA1 <text:s/>- <text:s/>spectrin, alpha, erythrocytic 1 (elliptocytosis 2), RABEP1 <text:s/>- <text:s/>rabaptin, rab gtpase binding effector protein 1, ATG7 <text:s/>- <text:s/>autophagy related 7, PSMD13 <text:s/>- <text:s/>proteasome (prosome, macropain) 26s subunit, non-atpase, 13, AP1G1 <text:s/>- <text:s/>adaptor-related protein complex 1, gamma 1 subunit, GOLGA1 <text:s/>- <text:s/>golgin a1, CANX <text:s/>- <text:s/>calnexin, DSG1 <text:s/>- <text:s/>desmoglein 1, SRGN <text:s/>- <text:s/>serglycin, SYT2 <text:s/>- <text:s/>synaptotagmin ii, RIMS2 <text:s/>- <text:s/>regulating synaptic membrane exocytosis 2, PSMA2 <text:s/>- <text:s/>proteasome (prosome, macropain) subunit, alpha type, 2, RTN3 <text:s/>- <text:s/>reticulon 3, LRP8 <text:s/>- <text:s/>low density lipoprotein receptor-related protein 8, apolipoprotein e receptor, DNAJC6 <text:s/>- <text:s/>dnaj (hsp40) homolog, subfamily c, member 6, ATP6V0A1 <text:s/>- <text:s/>atpase, h+ transporting, lysosomal v0 subunit a1, DYNC1I2 <text:s/>- <text:s/>dynein, cytoplasmic 1, intermediate chain 2, PSMA5 <text:s/>- <text:s/>proteasome (prosome, macropain) subunit, alpha type, 5, CDC42SE1 <text:s/>- <text:s/>cdc42 small effector 1, LRP1B <text:s/>- <text:s/>low density lipoprotein receptor-related protein 1b, PSMB7 <text:s/>- <text:s/>proteasome (prosome, macropain) subunit, beta type, 7, GLIPR1 <text:s/>- <text:s/>gli pathogenesis-related 1, BCL2L1 <text:s/>- <text:s/>bcl2-like 1, VCP <text:s/>- <text:s/>valosin containing protein, MGST1 <text:s/>- <text:s/>microsomal glutathione s-transferase 1, EPS15 <text:s/>- <text:s/>epidermal growth factor receptor pathway substrate 15]</text:p>
          </table:table-cell>
        </table:table-row>
        <table:table-row table:style-name="ro1">
          <table:table-cell office:value-type="string" calcext:value-type="string">
            <text:p>GO:0051179</text:p>
          </table:table-cell>
          <table:table-cell office:value-type="string" calcext:value-type="string">
            <text:p>localization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167" calcext:value-type="float">
            <text:p>0.167</text:p>
          </table:table-cell>
          <table:table-cell office:value-type="float" office:value="1.48" calcext:value-type="float">
            <text:p>1.48</text:p>
          </table:table-cell>
          <table:table-cell office:value-type="float" office:value="13954" calcext:value-type="float">
            <text:p>13954</text:p>
          </table:table-cell>
          <table:table-cell office:value-type="float" office:value="3602" calcext:value-type="float">
            <text:p>3602</text:p>
          </table:table-cell>
          <table:table-cell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RABEP1 <text:s/>- <text:s/>rabaptin, rab gtpase binding effector protein 1, SPTA1 <text:s/>- <text:s/>spectrin, alpha, erythrocytic 1 (elliptocytosis 2), CRB1 <text:s/>- <text:s/>crumbs homolog 1 (drosophila), AP1G1 <text:s/>- <text:s/>adaptor-related protein complex 1, gamma 1 subunit, TOMM70A <text:s/>- <text:s/>translocase of outer mitochondrial membrane 70 homolog a (s. cerevisiae), GOLGA1 <text:s/>- <text:s/>golgin a1, DSG1 <text:s/>- <text:s/>desmoglein 1, CANX <text:s/>- <text:s/>calnexin, SRGN <text:s/>- <text:s/>serglycin, NCOA1 <text:s/>- <text:s/>nuclear receptor coactivator 1, CD274 <text:s/>- <text:s/>cd274 molecule, USH2A <text:s/>- <text:s/>usher syndrome 2a (autosomal recessive, mild), ATP1B1 <text:s/>- <text:s/>atpase, na+/k+ transporting, beta 1 polypeptide, NRP1 <text:s/>- <text:s/>neuropilin 1, CHML <text:s/>- <text:s/>choroideremia-like (rab escort protein 2), RIMS2 <text:s/>- <text:s/>regulating synaptic membrane exocytosis 2, SLC4A4 <text:s/>- <text:s/>solute carrier family 4 (sodium bicarbonate cotransporter), member 4, RTN3 <text:s/>- <text:s/>reticulon 3, PSMA2 <text:s/>- <text:s/>proteasome (prosome, macropain) subunit, alpha type, 2, KCNMA1 <text:s/>- <text:s/>potassium large conductance calcium-activated channel, subfamily m, alpha member 1, ATP6V0A1 <text:s/>- <text:s/>atpase, h+ transporting, lysosomal v0 subunit a1, PSMA6 <text:s/>- <text:s/>proteasome (prosome, macropain) subunit, alpha type, 6, KLHL21 <text:s/>- <text:s/>kelch-like family member 21, PSMA5 <text:s/>- <text:s/>proteasome (prosome, macropain) subunit, alpha type, 5, CDC42SE1 <text:s/>- <text:s/>cdc42 small effector 1, BACH2 <text:s/>- <text:s/>btb and cnc homology 1, basic leucine zipper transcription factor 2, SKP1 <text:s/>- <text:s/>s-phase kinase-associated protein 1, GABRA1 <text:s/>- <text:s/>gamma-aminobutyric acid (gaba) a receptor, alpha 1, SNPH <text:s/>- <text:s/>syntaphilin, SLC40A1 <text:s/>- <text:s/>solute carrier family 40 (iron-regulated transporter), member 1, PSMB7 <text:s/>- <text:s/>proteasome (prosome, macropain) subunit, beta type, 7, PAFAH1B1 <text:s/>- <text:s/>platelet-activating factor acetylhydrolase 1b, regulatory subunit 1 (45kda), ABCB6 <text:s/>- <text:s/>atp-binding cassette, sub-family b (mdr/tap), member 6, ANTXR2 <text:s/>- <text:s/>anthrax toxin receptor 2, VCP <text:s/>- <text:s/>valosin containing protein, IL6 <text:s/>- <text:s/>interleukin 6 (interferon, beta 2), UBR4 <text:s/>- <text:s/>ubiquitin protein ligase e3 component n-recognin 4, ATG7 <text:s/>- <text:s/>autophagy related 7, PSMD13 <text:s/>- <text:s/>proteasome (prosome, macropain) 26s subunit, non-atpase, 13, FGF9 <text:s/>- <text:s/>fibroblast growth factor 9, KCNE4 <text:s/>- <text:s/>potassium voltage-gated channel, isk-related family, member 4, ARID1A <text:s/>- <text:s/>at rich interactive domain 1a (swi-like), FAM83H <text:s/>- <text:s/>family with sequence similarity 83, member h, NRXN1 <text:s/>- <text:s/>neurexin 1, NUP98 <text:s/>- <text:s/>nucleoporin 98kda, SYT2 <text:s/>- <text:s/>synaptotagmin ii, CPEB1 <text:s/>- <text:s/>cytoplasmic polyadenylation element binding protein 1, AFTPH <text:s/>- <text:s/>aftiphilin, LRP8 <text:s/>- <text:s/>low density lipoprotein receptor-related protein 8, apolipoprotein e receptor, BBS9 <text:s/>- <text:s/>bardet-biedl syndrome 9, ANGPT1 <text:s/>- <text:s/>angiopoietin 1, DNAJC6 <text:s/>- <text:s/>dnaj (hsp40) homolog, subfamily c, member 6, DYNC1I2 <text:s/>- <text:s/>dynein, cytoplasmic 1, intermediate chain 2, GRIK2 <text:s/>- <text:s/>glutamate receptor, ionotropic, kainate 2, KCNJ15 <text:s/>- <text:s/>potassium inwardly-rectifying channel, subfamily j, member 15, LRP1B <text:s/>- <text:s/>low density lipoprotein receptor-related protein 1b, GLIPR1 <text:s/>- <text:s/>gli pathogenesis-related 1, BCL2L1 <text:s/>- <text:s/>bcl2-like 1, IPO13 <text:s/>- <text:s/>importin 13, EPS15 <text:s/>- <text:s/>epidermal growth factor receptor pathway substrate 15, MGST1 <text:s/>- <text:s/>microsomal glutathione s-transferase 1]</text:p>
          </table:table-cell>
        </table:table-row>
        <table:table-row table:style-name="ro1">
          <table:table-cell office:value-type="string" calcext:value-type="string">
            <text:p>GO:0051234</text:p>
          </table:table-cell>
          <table:table-cell office:value-type="string" calcext:value-type="string">
            <text:p>establishment of localization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184" calcext:value-type="float">
            <text:p>0.184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3310" calcext:value-type="float">
            <text:p>3310</text:p>
          </table:table-cell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RABEP1 <text:s/>- <text:s/>rabaptin, rab gtpase binding effector protein 1, SPTA1 <text:s/>- <text:s/>spectrin, alpha, erythrocytic 1 (elliptocytosis 2), CRB1 <text:s/>- <text:s/>crumbs homolog 1 (drosophila), AP1G1 <text:s/>- <text:s/>adaptor-related protein complex 1, gamma 1 subunit, TOMM70A <text:s/>- <text:s/>translocase of outer mitochondrial membrane 70 homolog a (s. cerevisiae), GOLGA1 <text:s/>- <text:s/>golgin a1, CANX <text:s/>- <text:s/>calnexin, DSG1 <text:s/>- <text:s/>desmoglein 1, SRGN <text:s/>- <text:s/>serglycin, NCOA1 <text:s/>- <text:s/>nuclear receptor coactivator 1, CD274 <text:s/>- <text:s/>cd274 molecule, USH2A <text:s/>- <text:s/>usher syndrome 2a (autosomal recessive, mild), ATP1B1 <text:s/>- <text:s/>atpase, na+/k+ transporting, beta 1 polypeptide, NRP1 <text:s/>- <text:s/>neuropilin 1, CHML <text:s/>- <text:s/>choroideremia-like (rab escort protein 2), RIMS2 <text:s/>- <text:s/>regulating synaptic membrane exocytosis 2, RTN3 <text:s/>- <text:s/>reticulon 3, PSMA2 <text:s/>- <text:s/>proteasome (prosome, macropain) subunit, alpha type, 2, SLC4A4 <text:s/>- <text:s/>solute carrier family 4 (sodium bicarbonate cotransporter), member 4, KCNMA1 <text:s/>- <text:s/>potassium large conductance calcium-activated channel, subfamily m, alpha member 1, ATP6V0A1 <text:s/>- <text:s/>atpase, h+ transporting, lysosomal v0 subunit a1, PSMA6 <text:s/>- <text:s/>proteasome (prosome, macropain) subunit, alpha type, 6, PSMA5 <text:s/>- <text:s/>proteasome (prosome, macropain) subunit, alpha type, 5, CDC42SE1 <text:s/>- <text:s/>cdc42 small effector 1, BACH2 <text:s/>- <text:s/>btb and cnc homology 1, basic leucine zipper transcription factor 2, GABRA1 <text:s/>- <text:s/>gamma-aminobutyric acid (gaba) a receptor, alpha 1, SNPH <text:s/>- <text:s/>syntaphilin, SLC40A1 <text:s/>- <text:s/>solute carrier family 40 (iron-regulated transporter), member 1, PSMB7 <text:s/>- <text:s/>proteasome (prosome, macropain) subunit, beta type, 7, PAFAH1B1 <text:s/>- <text:s/>platelet-activating factor acetylhydrolase 1b, regulatory subunit 1 (45kda), ABCB6 <text:s/>- <text:s/>atp-binding cassette, sub-family b (mdr/tap), member 6, ANTXR2 <text:s/>- <text:s/>anthrax toxin receptor 2, VCP <text:s/>- <text:s/>valosin containing protein, IL6 <text:s/>- <text:s/>interleukin 6 (interferon, beta 2), UBR4 <text:s/>- <text:s/>ubiquitin protein ligase e3 component n-recognin 4, ATG7 <text:s/>- <text:s/>autophagy related 7, PSMD13 <text:s/>- <text:s/>proteasome (prosome, macropain) 26s subunit, non-atpase, 13, FGF9 <text:s/>- <text:s/>fibroblast growth factor 9, KCNE4 <text:s/>- <text:s/>potassium voltage-gated channel, isk-related family, member 4, ARID1A <text:s/>- <text:s/>at rich interactive domain 1a (swi-like), NRXN1 <text:s/>- <text:s/>neurexin 1, NUP98 <text:s/>- <text:s/>nucleoporin 98kda, SYT2 <text:s/>- <text:s/>synaptotagmin ii, CPEB1 <text:s/>- <text:s/>cytoplasmic polyadenylation element binding protein 1, AFTPH <text:s/>- <text:s/>aftiphilin, LRP8 <text:s/>- <text:s/>low density lipoprotein receptor-related protein 8, apolipoprotein e receptor, BBS9 <text:s/>- <text:s/>bardet-biedl syndrome 9, DNAJC6 <text:s/>- <text:s/>dnaj (hsp40) homolog, subfamily c, member 6, DYNC1I2 <text:s/>- <text:s/>dynein, cytoplasmic 1, intermediate chain 2, GRIK2 <text:s/>- <text:s/>glutamate receptor, ionotropic, kainate 2, KCNJ15 <text:s/>- <text:s/>potassium inwardly-rectifying channel, subfamily j, member 15, LRP1B <text:s/>- <text:s/>low density lipoprotein receptor-related protein 1b, GLIPR1 <text:s/>- <text:s/>gli pathogenesis-related 1, BCL2L1 <text:s/>- <text:s/>bcl2-like 1, IPO13 <text:s/>- <text:s/>importin 13, EPS15 <text:s/>- <text:s/>epidermal growth factor receptor pathway substrate 15, MGST1 <text:s/>- <text:s/>microsomal glutathione s-transferase 1]</text:p>
          </table:table-cell>
        </table:table-row>
        <table:table-row table:style-name="ro1">
          <table:table-cell office:value-type="string" calcext:value-type="string">
            <text:p>GO:0050851</text:p>
          </table:table-cell>
          <table:table-cell office:value-type="string" calcext:value-type="string">
            <text:p>antigen receptor-mediated signaling pathway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197" calcext:value-type="float">
            <text:p>0.197</text:p>
          </table:table-cell>
          <table:table-cell office:value-type="float" office:value="5.05" calcext:value-type="float">
            <text:p>5.05</text:p>
          </table:table-cell>
          <table:table-cell office:value-type="float" office:value="13954" calcext:value-type="float">
            <text:p>13954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, PDE4B <text:s/>- <text:s/>phosphodiesterase 4b, camp-specific]</text:p>
          </table:table-cell>
        </table:table-row>
        <table:table-row table:style-name="ro1">
          <table:table-cell office:value-type="string" calcext:value-type="string">
            <text:p>GO:0035728</text:p>
          </table:table-cell>
          <table:table-cell office:value-type="string" calcext:value-type="string">
            <text:p>response to hepatocyte growth factor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194" calcext:value-type="float">
            <text:p>0.194</text:p>
          </table:table-cell>
          <table:table-cell office:value-type="float" office:value="18.69" calcext:value-type="float">
            <text:p>18.69</text:p>
          </table:table-cell>
          <table:table-cell office:value-type="float" office:value="13954" calcext:value-type="float">
            <text:p>13954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NRP1 <text:s/>- <text:s/>neuropilin 1, GCLM <text:s/>- <text:s/>glutamate-cysteine ligase, modifier subunit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1901215</text:p>
          </table:table-cell>
          <table:table-cell office:value-type="string" calcext:value-type="string">
            <text:p>negative regulation of neuron death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197" calcext:value-type="float">
            <text:p>0.197</text:p>
          </table:table-cell>
          <table:table-cell office:value-type="float" office:value="4.36" calcext:value-type="float">
            <text:p>4.36</text:p>
          </table:table-cell>
          <table:table-cell office:value-type="float" office:value="13954" calcext:value-type="float">
            <text:p>139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ANGPT1 <text:s/>- <text:s/>angiopoietin 1, TFAP2D <text:s/>- <text:s/>transcription factor ap-2 delta (activating enhancer binding protein 2 delta), NRP1 <text:s/>- <text:s/>neuropilin 1, ATG7 <text:s/>- <text:s/>autophagy related 7, GCLM <text:s/>- <text:s/>glutamate-cysteine ligase, modifier subunit, SNCB <text:s/>- <text:s/>synuclein, beta, BCL2L1 <text:s/>- <text:s/>bcl2-like 1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02223</text:p>
          </table:table-cell>
          <table:table-cell office:value-type="string" calcext:value-type="string">
            <text:p>stimulatory C-type lectin receptor signaling pathway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194" calcext:value-type="float">
            <text:p>0.194</text:p>
          </table:table-cell>
          <table:table-cell office:value-type="float" office:value="5.95" calcext:value-type="float">
            <text:p>5.95</text:p>
          </table:table-cell>
          <table:table-cell office:value-type="float" office:value="13954" calcext:value-type="float">
            <text:p>13954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48585</text:p>
          </table:table-cell>
          <table:table-cell office:value-type="string" calcext:value-type="string">
            <text:p>negative regulation of response to stimulus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19" calcext:value-type="float">
            <text:p>0.19</text:p>
          </table:table-cell>
          <table:table-cell office:value-type="float" office:value="1.99" calcext:value-type="float">
            <text:p>1.99</text:p>
          </table:table-cell>
          <table:table-cell office:value-type="float" office:value="13954" calcext:value-type="float">
            <text:p>13954</text:p>
          </table:table-cell>
          <table:table-cell office:value-type="float" office:value="1137" calcext:value-type="float">
            <text:p>1137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ATG7 <text:s/>- <text:s/>autophagy related 7, PSMD13 <text:s/>- <text:s/>proteasome (prosome, macropain) 26s subunit, non-atpase, 13, FGF9 <text:s/>- <text:s/>fibroblast growth factor 9, C1QL4 <text:s/>- <text:s/>complement component 1, q subcomponent-like 4, CYP26B1 <text:s/>- <text:s/>cytochrome p450, family 26, subfamily b, polypeptide 1, GRB14 <text:s/>- <text:s/>growth factor receptor-bound protein 14, NRP1 <text:s/>- <text:s/>neuropilin 1, NRXN1 <text:s/>- <text:s/>neurexin 1, GCLM <text:s/>- <text:s/>glutamate-cysteine ligase, modifier subunit, SIRT3 <text:s/>- <text:s/>sirtuin 3, PSMA2 <text:s/>- <text:s/>proteasome (prosome, macropain) subunit, alpha type, 2, ENO1 <text:s/>- <text:s/>enolase 1, (alpha), ANGPT1 <text:s/>- <text:s/>angiopoietin 1, USP14 <text:s/>- <text:s/>ubiquitin specific peptidase 14 (trna-guanine transglycosylase), USP10 <text:s/>- <text:s/>ubiquitin specific peptidase 10, PSMA6 <text:s/>- <text:s/>proteasome (prosome, macropain) subunit, alpha type, 6, PSMA5 <text:s/>- <text:s/>proteasome (prosome, macropain) subunit, alpha type, 5, RFFL <text:s/>- <text:s/>ring finger and fyve-like domain containing e3 ubiquitin protein ligase, DYRK1A <text:s/>- <text:s/>dual-specificity tyrosine-(y)-phosphorylation regulated kinase 1a, PSMB7 <text:s/>- <text:s/>proteasome (prosome, macropain) subunit, beta type, 7, WNT3 <text:s/>- <text:s/>wingless-type mmtv integration site family, member 3, PAFAH1B1 <text:s/>- <text:s/>platelet-activating factor acetylhydrolase 1b, regulatory subunit 1 (45kda), BCL2L1 <text:s/>- <text:s/>bcl2-like 1, DUSP14 <text:s/>- <text:s/>dual specificity phosphatase 14, EPS15 <text:s/>- <text:s/>epidermal growth factor receptor pathway substrate 15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51603</text:p>
          </table:table-cell>
          <table:table-cell office:value-type="string" calcext:value-type="string">
            <text:p>proteolysis involved in cellular protein catabolic process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.189" calcext:value-type="float">
            <text:p>0.189</text:p>
          </table:table-cell>
          <table:table-cell office:value-type="float" office:value="2.92" calcext:value-type="float">
            <text:p>2.92</text:p>
          </table:table-cell>
          <table:table-cell office:value-type="float" office:value="13954" calcext:value-type="float">
            <text:p>13954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USP14 <text:s/>- <text:s/>ubiquitin specific peptidase 14 (trna-guanine transglycosylase), USP10 <text:s/>- <text:s/>ubiquitin specific peptidase 10, 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RFFL <text:s/>- <text:s/>ring finger and fyve-like domain containing e3 ubiquitin protein ligase, RNF222 <text:s/>- <text:s/>ring finger protein 222, PSMB7 <text:s/>- <text:s/>proteasome (prosome, macropain) subunit, beta type, 7, ADRM1 <text:s/>- <text:s/>adhesion regulating molecule 1, VCP <text:s/>- <text:s/>valosin containing protein, PSMA2 <text:s/>- <text:s/>proteasome (prosome, macropain) subunit, alpha type, 2, RNF44 <text:s/>- <text:s/>ring finger protein 44]</text:p>
          </table:table-cell>
        </table:table-row>
        <table:table-row table:style-name="ro1">
          <table:table-cell office:value-type="string" calcext:value-type="string">
            <text:p>GO:0032940</text:p>
          </table:table-cell>
          <table:table-cell office:value-type="string" calcext:value-type="string">
            <text:p>secretion by cell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.186" calcext:value-type="float">
            <text:p>0.186</text:p>
          </table:table-cell>
          <table:table-cell office:value-type="float" office:value="2.32" calcext:value-type="float">
            <text:p>2.32</text:p>
          </table:table-cell>
          <table:table-cell office:value-type="float" office:value="13954" calcext:value-type="float">
            <text:p>13954</text:p>
          </table:table-cell>
          <table:table-cell office:value-type="float" office:value="714" calcext:value-type="float">
            <text:p>714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UBR4 <text:s/>- <text:s/>ubiquitin protein ligase e3 component n-recognin 4, ATG7 <text:s/>- <text:s/>autophagy related 7, PSMD13 <text:s/>- <text:s/>proteasome (prosome, macropain) 26s subunit, non-atpase, 13, ATP6V0A1 <text:s/>- <text:s/>atpase, h+ transporting, lysosomal v0 subunit a1, PSMA5 <text:s/>- <text:s/>proteasome (prosome, macropain) subunit, alpha type, 5, DSG1 <text:s/>- <text:s/>desmoglein 1, CANX <text:s/>- <text:s/>calnexin, SNPH <text:s/>- <text:s/>syntaphilin, SRGN <text:s/>- <text:s/>serglycin, PSMB7 <text:s/>- <text:s/>proteasome (prosome, macropain) subunit, beta type, 7, NRXN1 <text:s/>- <text:s/>neurexin 1, GLIPR1 <text:s/>- <text:s/>gli pathogenesis-related 1, PAFAH1B1 <text:s/>- <text:s/>platelet-activating factor acetylhydrolase 1b, regulatory subunit 1 (45kda), SYT2 <text:s/>- <text:s/>synaptotagmin ii, RIMS2 <text:s/>- <text:s/>regulating synaptic membrane exocytosis 2, VCP <text:s/>- <text:s/>valosin containing protein, PSMA2 <text:s/>- <text:s/>proteasome (prosome, macropain) subunit, alpha type, 2, MGST1 <text:s/>- <text:s/>microsomal glutathione s-transferase 1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43161</text:p>
          </table:table-cell>
          <table:table-cell office:value-type="string" calcext:value-type="string">
            <text:p>proteasome-mediated ubiquitin-dependent protein catabolic process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185" calcext:value-type="float">
            <text:p>0.185</text:p>
          </table:table-cell>
          <table:table-cell office:value-type="float" office:value="3.55" calcext:value-type="float">
            <text:p>3.55</text:p>
          </table:table-cell>
          <table:table-cell office:value-type="float" office:value="13954" calcext:value-type="float">
            <text:p>13954</text:p>
          </table:table-cell>
          <table:table-cell office:value-type="float" office:value="246" calcext:value-type="float">
            <text:p>24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RFFL <text:s/>- <text:s/>ring finger and fyve-like domain containing e3 ubiquitin protein ligase, RNF222 <text:s/>- <text:s/>ring finger protein 222, PSMA2 <text:s/>- <text:s/>proteasome (prosome, macropain) subunit, alpha type, 2, VCP <text:s/>- <text:s/>valosin containing protein, PSMB7 <text:s/>- <text:s/>proteasome (prosome, macropain) subunit, beta type, 7, RNF44 <text:s/>- <text:s/>ring finger protein 44]</text:p>
          </table:table-cell>
        </table:table-row>
        <table:table-row table:style-name="ro1">
          <table:table-cell office:value-type="string" calcext:value-type="string">
            <text:p>GO:2000058</text:p>
          </table:table-cell>
          <table:table-cell office:value-type="string" calcext:value-type="string">
            <text:p>regulation of protein ubiquitination involved in ubiquitin-dependent protein catabolic process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182" calcext:value-type="float">
            <text:p>0.182</text:p>
          </table:table-cell>
          <table:table-cell office:value-type="float" office:value="5.88" calcext:value-type="float">
            <text:p>5.88</text:p>
          </table:table-cell>
          <table:table-cell office:value-type="float" office:value="13954" calcext:value-type="float">
            <text:p>13954</text:p>
          </table:table-cell>
          <table:table-cell office:value-type="float" office:value="89" calcext:value-type="float">
            <text:p>89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42391</text:p>
          </table:table-cell>
          <table:table-cell office:value-type="string" calcext:value-type="string">
            <text:p>regulation of membrane potential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188" calcext:value-type="float">
            <text:p>0.188</text:p>
          </table:table-cell>
          <table:table-cell office:value-type="float" office:value="3.26" calcext:value-type="float">
            <text:p>3.26</text:p>
          </table:table-cell>
          <table:table-cell office:value-type="float" office:value="13954" calcext:value-type="float">
            <text:p>13954</text:p>
          </table:table-cell>
          <table:table-cell office:value-type="float" office:value="294" calcext:value-type="float">
            <text:p>29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ZMYND8 <text:s/>- <text:s/>zinc finger, mynd-type containing 8, NRXN1 <text:s/>- <text:s/>neurexin 1, GRIK2 <text:s/>- <text:s/>glutamate receptor, ionotropic, kainate 2, GCLM <text:s/>- <text:s/>glutamate-cysteine ligase, modifier subunit, BCL2L1 <text:s/>- <text:s/>bcl2-like 1, RIMS2 <text:s/>- <text:s/>regulating synaptic membrane exocytosis 2, GABRA1 <text:s/>- <text:s/>gamma-aminobutyric acid (gaba) a receptor, alpha 1, VCP <text:s/>- <text:s/>valosin containing protein, KCNMA1 <text:s/>- <text:s/>potassium large conductance calcium-activated channel, subfamily m, alpha member 1, IL6 <text:s/>- <text:s/>interleukin 6 (interferon, beta 2), ATP1B1 <text:s/>- <text:s/>atpase, na+/k+ transporting, beta 1 polypeptide]</text:p>
          </table:table-cell>
        </table:table-row>
        <table:table-row table:style-name="ro1">
          <table:table-cell office:value-type="string" calcext:value-type="string">
            <text:p>GO:0002220</text:p>
          </table:table-cell>
          <table:table-cell office:value-type="string" calcext:value-type="string">
            <text:p>innate immune response activating cell surface receptor signaling pathway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184" calcext:value-type="float">
            <text:p>0.184</text:p>
          </table:table-cell>
          <table:table-cell office:value-type="float" office:value="5.81" calcext:value-type="float">
            <text:p>5.81</text:p>
          </table:table-cell>
          <table:table-cell office:value-type="float" office:value="13954" calcext:value-type="float">
            <text:p>13954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51443</text:p>
          </table:table-cell>
          <table:table-cell office:value-type="string" calcext:value-type="string">
            <text:p>positive regulation of ubiquitin-protein transferase activity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18" calcext:value-type="float">
            <text:p>0.18</text:p>
          </table:table-cell>
          <table:table-cell office:value-type="float" office:value="5.81" calcext:value-type="float">
            <text:p>5.81</text:p>
          </table:table-cell>
          <table:table-cell office:value-type="float" office:value="13954" calcext:value-type="float">
            <text:p>13954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10498</text:p>
          </table:table-cell>
          <table:table-cell office:value-type="string" calcext:value-type="string">
            <text:p>proteasomal protein catabolic process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205" calcext:value-type="float">
            <text:p>0.205</text:p>
          </table:table-cell>
          <table:table-cell office:value-type="float" office:value="3.45" calcext:value-type="float">
            <text:p>3.45</text:p>
          </table:table-cell>
          <table:table-cell office:value-type="float" office:value="13954" calcext:value-type="float">
            <text:p>13954</text:p>
          </table:table-cell>
          <table:table-cell office:value-type="float" office:value="253" calcext:value-type="float">
            <text:p>253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RFFL <text:s/>- <text:s/>ring finger and fyve-like domain containing e3 ubiquitin protein ligase, RNF222 <text:s/>- <text:s/>ring finger protein 222, PSMA2 <text:s/>- <text:s/>proteasome (prosome, macropain) subunit, alpha type, 2, VCP <text:s/>- <text:s/>valosin containing protein, PSMB7 <text:s/>- <text:s/>proteasome (prosome, macropain) subunit, beta type, 7, RNF44 <text:s/>- <text:s/>ring finger protein 44]</text:p>
          </table:table-cell>
        </table:table-row>
        <table:table-row table:style-name="ro1">
          <table:table-cell office:value-type="string" calcext:value-type="string">
            <text:p>GO:0010389</text:p>
          </table:table-cell>
          <table:table-cell office:value-type="string" calcext:value-type="string">
            <text:p>regulation of G2/M transition of mitotic cell cycle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206" calcext:value-type="float">
            <text:p>0.206</text:p>
          </table:table-cell>
          <table:table-cell office:value-type="float" office:value="5.63" calcext:value-type="float">
            <text:p>5.63</text:p>
          </table:table-cell>
          <table:table-cell office:value-type="float" office:value="13954" calcext:value-type="float">
            <text:p>13954</text:p>
          </table:table-cell>
          <table:table-cell office:value-type="float" office:value="93" calcext:value-type="float">
            <text:p>93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51436</text:p>
          </table:table-cell>
          <table:table-cell office:value-type="string" calcext:value-type="string">
            <text:p>negative regulation of ubiquitin-protein ligase activity involved in mitotic cell cycle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207" calcext:value-type="float">
            <text:p>0.207</text:p>
          </table:table-cell>
          <table:table-cell office:value-type="float" office:value="7.03" calcext:value-type="float">
            <text:p>7.03</text:p>
          </table:table-cell>
          <table:table-cell office:value-type="float" office:value="13954" calcext:value-type="float">
            <text:p>13954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1903322</text:p>
          </table:table-cell>
          <table:table-cell office:value-type="string" calcext:value-type="string">
            <text:p>positive regulation of protein modification by small protein conjugation or removal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209" calcext:value-type="float">
            <text:p>0.209</text:p>
          </table:table-cell>
          <table:table-cell office:value-type="float" office:value="4.13" calcext:value-type="float">
            <text:p>4.13</text:p>
          </table:table-cell>
          <table:table-cell office:value-type="float" office:value="13954" calcext:value-type="float">
            <text:p>13954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ANGPT1 <text:s/>- <text:s/>angiopoietin 1, 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VCP <text:s/>- <text:s/>valosin containing protein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06508</text:p>
          </table:table-cell>
          <table:table-cell office:value-type="string" calcext:value-type="string">
            <text:p>proteolysis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206" calcext:value-type="float">
            <text:p>0.206</text:p>
          </table:table-cell>
          <table:table-cell office:value-type="float" office:value="2.1" calcext:value-type="float">
            <text:p>2.1</text:p>
          </table:table-cell>
          <table:table-cell office:value-type="float" office:value="13954" calcext:value-type="float">
            <text:p>13954</text:p>
          </table:table-cell>
          <table:table-cell office:value-type="float" office:value="913" calcext:value-type="float">
            <text:p>913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JOSD1 <text:s/>- <text:s/>josephin domain containing 1, USP14 <text:s/>- <text:s/>ubiquitin specific peptidase 14 (trna-guanine transglycosylase), USP10 <text:s/>- <text:s/>ubiquitin specific peptidase 10, 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RFFL <text:s/>- <text:s/>ring finger and fyve-like domain containing e3 ubiquitin protein ligase, CPM <text:s/>- <text:s/>carboxypeptidase m, RNF222 <text:s/>- <text:s/>ring finger protein 222, SRGN <text:s/>- <text:s/>serglycin, PSMB7 <text:s/>- <text:s/>proteasome (prosome, macropain) subunit, beta type, 7, METAP1D <text:s/>- <text:s/>methionyl aminopeptidase type 1d (mitochondrial), TLL1 <text:s/>- <text:s/>tolloid-like 1, ADRM1 <text:s/>- <text:s/>adhesion regulating molecule 1, TENM2 <text:s/>- <text:s/>teneurin transmembrane protein 2, CPA6 <text:s/>- <text:s/>carboxypeptidase a6, VCP <text:s/>- <text:s/>valosin containing protein, PSMA2 <text:s/>- <text:s/>proteasome (prosome, macropain) subunit, alpha type, 2, NRD1 <text:s/>- <text:s/>nardilysin (n-arginine dibasic convertase), LRP8 <text:s/>- <text:s/>low density lipoprotein receptor-related protein 8, apolipoprotein e receptor, RNF44 <text:s/>- <text:s/>ring finger protein 44]</text:p>
          </table:table-cell>
        </table:table-row>
        <table:table-row table:style-name="ro1">
          <table:table-cell office:value-type="string" calcext:value-type="string">
            <text:p>GO:0045732</text:p>
          </table:table-cell>
          <table:table-cell office:value-type="string" calcext:value-type="string">
            <text:p>positive regulation of protein catabolic process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208" calcext:value-type="float">
            <text:p>0.208</text:p>
          </table:table-cell>
          <table:table-cell office:value-type="float" office:value="3.7" calcext:value-type="float">
            <text:p>3.7</text:p>
          </table:table-cell>
          <table:table-cell office:value-type="float" office:value="13954" calcext:value-type="float">
            <text:p>13954</text:p>
          </table:table-cell>
          <table:table-cell office:value-type="float" office:value="212" calcext:value-type="float">
            <text:p>212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ATG7 <text:s/>- <text:s/>autophagy related 7, PSMD13 <text:s/>- <text:s/>proteasome (prosome, macropain) 26s subunit, non-atpase, 13, PSMA6 <text:s/>- <text:s/>proteasome (prosome, macropain) subunit, alpha type, 6, PSMA5 <text:s/>- <text:s/>proteasome (prosome, macropain) subunit, alpha type, 5, SKP1 <text:s/>- <text:s/>s-phase kinase-associated protein 1, PSMA2 <text:s/>- <text:s/>proteasome (prosome, macropain) subunit, alpha type, 2, VCP <text:s/>- <text:s/>valosin containing protein, NRD1 <text:s/>- <text:s/>nardilysin (n-arginine dibasic convertase)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16567</text:p>
          </table:table-cell>
          <table:table-cell office:value-type="string" calcext:value-type="string">
            <text:p>protein ubiquitination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205" calcext:value-type="float">
            <text:p>0.205</text:p>
          </table:table-cell>
          <table:table-cell office:value-type="float" office:value="2.47" calcext:value-type="float">
            <text:p>2.47</text:p>
          </table:table-cell>
          <table:table-cell office:value-type="float" office:value="13954" calcext:value-type="float">
            <text:p>13954</text:p>
          </table:table-cell>
          <table:table-cell office:value-type="float" office:value="564" calcext:value-type="float">
            <text:p>56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UBR4 <text:s/>- <text:s/>ubiquitin protein ligase e3 component n-recognin 4, PSMD13 <text:s/>- <text:s/>proteasome (prosome, macropain) 26s subunit, non-atpase, 13, ATG7 <text:s/>- <text:s/>autophagy related 7, PSMA6 <text:s/>- <text:s/>proteasome (prosome, macropain) subunit, alpha type, 6, KLHL21 <text:s/>- <text:s/>kelch-like family member 21, PSMA5 <text:s/>- <text:s/>proteasome (prosome, macropain) subunit, alpha type, 5, BACH2 <text:s/>- <text:s/>btb and cnc homology 1, basic leucine zipper transcription factor 2, SKP1 <text:s/>- <text:s/>s-phase kinase-associated protein 1, RFFL <text:s/>- <text:s/>ring finger and fyve-like domain containing e3 ubiquitin protein ligase, RNF222 <text:s/>- <text:s/>ring finger protein 222, FBXO30 <text:s/>- <text:s/>f-box protein 30, PSMB7 <text:s/>- <text:s/>proteasome (prosome, macropain) subunit, beta type, 7, MARCH7 <text:s/>- <text:s/>membrane-associated ring finger (c3hc4) 7, e3 ubiquitin protein ligase, VCP <text:s/>- <text:s/>valosin containing protein, PSMA2 <text:s/>- <text:s/>proteasome (prosome, macropain) subunit, alpha type, 2, RNF44 <text:s/>- <text:s/>ring finger protein 44]</text:p>
          </table:table-cell>
        </table:table-row>
        <table:table-row table:style-name="ro1">
          <table:table-cell office:value-type="string" calcext:value-type="string">
            <text:p>GO:0051439</text:p>
          </table:table-cell>
          <table:table-cell office:value-type="string" calcext:value-type="string">
            <text:p>regulation of ubiquitin-protein ligase activity involved in mitotic cell cycle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202" calcext:value-type="float">
            <text:p>0.202</text:p>
          </table:table-cell>
          <table:table-cell office:value-type="float" office:value="6.92" calcext:value-type="float">
            <text:p>6.92</text:p>
          </table:table-cell>
          <table:table-cell office:value-type="float" office:value="13954" calcext:value-type="float">
            <text:p>13954</text:p>
          </table:table-cell>
          <table:table-cell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1900118</text:p>
          </table:table-cell>
          <table:table-cell office:value-type="string" calcext:value-type="string">
            <text:p>negative regulation of execution phase of apoptosis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0.2" calcext:value-type="float">
            <text:p>0.2</text:p>
          </table:table-cell>
          <table:table-cell office:value-type="float" office:value="43.61" calcext:value-type="float">
            <text:p>43.61</text:p>
          </table:table-cell>
          <table:table-cell office:value-type="float" office:value="13954" calcext:value-type="float">
            <text:p>13954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BCL2L1 <text:s/>- <text:s/>bcl2-like 1, RFFL <text:s/>- <text:s/>ring finger and fyve-like domain containing e3 ubiquitin protein ligase]</text:p>
          </table:table-cell>
        </table:table-row>
        <table:table-row table:style-name="ro1">
          <table:table-cell office:value-type="string" calcext:value-type="string">
            <text:p>GO:0046903</text:p>
          </table:table-cell>
          <table:table-cell office:value-type="string" calcext:value-type="string">
            <text:p>secretion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211" calcext:value-type="float">
            <text:p>0.211</text:p>
          </table:table-cell>
          <table:table-cell office:value-type="float" office:value="2.18" calcext:value-type="float">
            <text:p>2.18</text:p>
          </table:table-cell>
          <table:table-cell office:value-type="float" office:value="13954" calcext:value-type="float">
            <text:p>13954</text:p>
          </table:table-cell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UBR4 <text:s/>- <text:s/>ubiquitin protein ligase e3 component n-recognin 4, ATP6V0A1 <text:s/>- <text:s/>atpase, h+ transporting, lysosomal v0 subunit a1, PSMD13 <text:s/>- <text:s/>proteasome (prosome, macropain) 26s subunit, non-atpase, 13, ATG7 <text:s/>- <text:s/>autophagy related 7, PSMA5 <text:s/>- <text:s/>proteasome (prosome, macropain) subunit, alpha type, 5, DSG1 <text:s/>- <text:s/>desmoglein 1, CANX <text:s/>- <text:s/>calnexin, SNPH <text:s/>- <text:s/>syntaphilin, SRGN <text:s/>- <text:s/>serglycin, PSMB7 <text:s/>- <text:s/>proteasome (prosome, macropain) subunit, beta type, 7, NCOA1 <text:s/>- <text:s/>nuclear receptor coactivator 1, NRXN1 <text:s/>- <text:s/>neurexin 1, GLIPR1 <text:s/>- <text:s/>gli pathogenesis-related 1, PAFAH1B1 <text:s/>- <text:s/>platelet-activating factor acetylhydrolase 1b, regulatory subunit 1 (45kda), SYT2 <text:s/>- <text:s/>synaptotagmin ii, RIMS2 <text:s/>- <text:s/>regulating synaptic membrane exocytosis 2, VCP <text:s/>- <text:s/>valosin containing protein, PSMA2 <text:s/>- <text:s/>proteasome (prosome, macropain) subunit, alpha type, 2, MGST1 <text:s/>- <text:s/>microsomal glutathione s-transferase 1, IL6 <text:s/>- <text:s/>interleukin 6 (interferon, beta 2)]</text:p>
          </table:table-cell>
        </table:table-row>
        <table:table-row table:style-name="ro1">
          <table:table-cell office:value-type="string" calcext:value-type="string">
            <text:p>GO:0033238</text:p>
          </table:table-cell>
          <table:table-cell office:value-type="string" calcext:value-type="string">
            <text:p>regulation of cellular amine metabolic process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221" calcext:value-type="float">
            <text:p>0.221</text:p>
          </table:table-cell>
          <table:table-cell office:value-type="float" office:value="6.71" calcext:value-type="float">
            <text:p>6.71</text:p>
          </table:table-cell>
          <table:table-cell office:value-type="float" office:value="13954" calcext:value-type="float">
            <text:p>13954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PSMA2 <text:s/>- <text:s/>proteasome (prosome, macropain) subunit, alpha type, 2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30177</text:p>
          </table:table-cell>
          <table:table-cell office:value-type="string" calcext:value-type="string">
            <text:p>positive regulation of Wnt signaling pathway</text:p>
          </table:table-cell>
          <table:table-cell office:value-type="float" office:value="0.000888" calcext:value-type="float">
            <text:p>0.000888</text:p>
          </table:table-cell>
          <table:table-cell office:value-type="float" office:value="0.218" calcext:value-type="float">
            <text:p>0.218</text:p>
          </table:table-cell>
          <table:table-cell office:value-type="float" office:value="4.56" calcext:value-type="float">
            <text:p>4.56</text:p>
          </table:table-cell>
          <table:table-cell office:value-type="float" office:value="13954" calcext:value-type="float">
            <text:p>13954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FGF9 <text:s/>- <text:s/>fibroblast growth factor 9, PSMA2 <text:s/>- <text:s/>proteasome (prosome, macropain) subunit, alpha type, 2, WNT3 <text:s/>- <text:s/>wingless-type mmtv integration site family, member 3, PSMB7 <text:s/>- <text:s/>proteasome (prosome, macropain) subunit, beta type, 7]</text:p>
          </table:table-cell>
        </table:table-row>
        <table:table-row table:style-name="ro1">
          <table:table-cell office:value-type="string" calcext:value-type="string">
            <text:p>GO:0032446</text:p>
          </table:table-cell>
          <table:table-cell office:value-type="string" calcext:value-type="string">
            <text:p>protein modification by small protein conjugation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0.224" calcext:value-type="float">
            <text:p>0.224</text:p>
          </table:table-cell>
          <table:table-cell office:value-type="float" office:value="2.35" calcext:value-type="float">
            <text:p>2.35</text:p>
          </table:table-cell>
          <table:table-cell office:value-type="float" office:value="13954" calcext:value-type="float">
            <text:p>13954</text:p>
          </table:table-cell>
          <table:table-cell office:value-type="float" office:value="631" calcext:value-type="float">
            <text:p>631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UBR4 <text:s/>- <text:s/>ubiquitin protein ligase e3 component n-recognin 4, ATG7 <text:s/>- <text:s/>autophagy related 7, PSMD13 <text:s/>- <text:s/>proteasome (prosome, macropain) 26s subunit, non-atpase, 13, PSMA6 <text:s/>- <text:s/>proteasome (prosome, macropain) subunit, alpha type, 6, PSMA5 <text:s/>- <text:s/>proteasome (prosome, macropain) subunit, alpha type, 5, KLHL21 <text:s/>- <text:s/>kelch-like family member 21, BACH2 <text:s/>- <text:s/>btb and cnc homology 1, basic leucine zipper transcription factor 2, SKP1 <text:s/>- <text:s/>s-phase kinase-associated protein 1, RFFL <text:s/>- <text:s/>ring finger and fyve-like domain containing e3 ubiquitin protein ligase, RNF222 <text:s/>- <text:s/>ring finger protein 222, FBXO30 <text:s/>- <text:s/>f-box protein 30, PSMB7 <text:s/>- <text:s/>proteasome (prosome, macropain) subunit, beta type, 7, MARCH7 <text:s/>- <text:s/>membrane-associated ring finger (c3hc4) 7, e3 ubiquitin protein ligase, NUP98 <text:s/>- <text:s/>nucleoporin 98kda, VCP <text:s/>- <text:s/>valosin containing protein, PSMA2 <text:s/>- <text:s/>proteasome (prosome, macropain) subunit, alpha type, 2, RNF44 <text:s/>- <text:s/>ring finger protein 44]</text:p>
          </table:table-cell>
        </table:table-row>
        <table:table-row table:style-name="ro1">
          <table:table-cell office:value-type="string" calcext:value-type="string">
            <text:p>GO:1904667</text:p>
          </table:table-cell>
          <table:table-cell office:value-type="string" calcext:value-type="string">
            <text:p>negative regulation of ubiquitin protein ligase activity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225" calcext:value-type="float">
            <text:p>0.225</text:p>
          </table:table-cell>
          <table:table-cell office:value-type="float" office:value="6.61" calcext:value-type="float">
            <text:p>6.61</text:p>
          </table:table-cell>
          <table:table-cell office:value-type="float" office:value="13954" calcext:value-type="float">
            <text:p>13954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SMD13 <text:s/>- <text:s/>proteasome (prosome, macropain) 26s subunit, non-atpase, 13, PSMA6 <text:s/>- <text:s/>proteasome (prosome, macropain) subunit, alpha type, 6, PSMA5 <text:s/>- <text:s/>proteasome (prosome, macropain) subunit, alpha type, 5, PSMA2 <text:s/>- <text:s/>proteasome (prosome, macropain) subunit, alpha type, 2, PSMB7 <text:s/>- <text:s/>proteasome (prosome, macropain) subunit, beta type, 7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3:53:16.210824721</dc:date>
    <meta:editing-duration>PT2M45S</meta:editing-duration>
    <meta:editing-cycles>1</meta:editing-cycles>
    <meta:document-statistic meta:table-count="1" meta:cell-count="610" meta:object-count="0"/>
    <meta:generator>LibreOffice/5.1.6.2$Linux_X86_64 LibreOffice_project/10m0$Build-2</meta:generator>
  </office:meta>
</office:document-meta>
</file>